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3F_ns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rs3734398_A</text:p>
          </table:table-cell>
          <table:table-cell office:value-type="string" calcext:value-type="string">
            <text:p>rs10885122_A</text:p>
          </table:table-cell>
          <table:table-cell office:value-type="string" calcext:value-type="string">
            <text:p>rs3812316_C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besidad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:.D2])" office:value-type="float" office:value="1.87298458250085" calcext:value-type="float">
            <text:p>1.8729845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table:formula="of:=SUM([.F2:.F566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:.D3])" office:value-type="float" office:value="1.87298458250085" calcext:value-type="float">
            <text:p>1.8729845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</text:p>
          </table:table-cell>
          <table:table-cell table:formula="of:=SUM([.F2:.F101])" office:value-type="float" office:value="37" calcext:value-type="float">
            <text:p>37</text:p>
          </table:table-cell>
          <table:table-cell table:formula="of:=SUM([.$F$2:.$F$81])" office:value-type="float" office:value="29" calcext:value-type="float">
            <text:p>29</text:p>
          </table:table-cell>
          <table:table-cell table:formula="of:=SUM([.$F$2:.$F$51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:.D4])" office:value-type="float" office:value="1.81468367727795" calcext:value-type="float">
            <text:p>1.814683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:.D5])" office:value-type="float" office:value="1.81468367727795" calcext:value-type="float">
            <text:p>1.8146836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nd</text:p>
          </table:table-cell>
          <table:table-cell table:formula="of:=[.$I$2]/[.$I$1]" office:value-type="float" office:value="0.194690265486726" calcext:value-type="float">
            <text:p>0.1946902655</text:p>
          </table:table-cell>
          <table:table-cell table:formula="of:=[.$I$2]/[.$I$1]" office:value-type="float" office:value="0.194690265486726" calcext:value-type="float">
            <text:p>0.1946902655</text:p>
          </table:table-cell>
          <table:table-cell table:formula="of:=[.$I$2]/[.$I$1]" office:value-type="float" office:value="0.194690265486726" calcext:value-type="float">
            <text:p>0.19469026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:.D6])" office:value-type="float" office:value="1.81468367727795" calcext:value-type="float">
            <text:p>1.814683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ected</text:p>
          </table:table-cell>
          <table:table-cell table:formula="of:=[.I5]*[.I4]" office:value-type="float" office:value="19.4690265486726" calcext:value-type="float">
            <text:p>19.4690265487</text:p>
          </table:table-cell>
          <table:table-cell table:formula="of:=[.J5]*[.J4]" office:value-type="float" office:value="15.5752212389381" calcext:value-type="float">
            <text:p>15.5752212389</text:p>
          </table:table-cell>
          <table:table-cell table:formula="of:=[.K5]*[.K4]" office:value-type="float" office:value="9.73451327433628" calcext:value-type="float">
            <text:p>9.734513274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:.D7])" office:value-type="float" office:value="1.81468367727795" calcext:value-type="float">
            <text:p>1.81468367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:.D8])" office:value-type="float" office:value="1.81468367727795" calcext:value-type="float">
            <text:p>1.8146836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ovement</text:p>
          </table:table-cell>
          <table:table-cell table:style-name="ce1" table:formula="of:=[.I3]/[.I6] - 1" office:value-type="percentage" office:value="0.900454545454545" calcext:value-type="percentage">
            <text:p>90.05%</text:p>
          </table:table-cell>
          <table:table-cell table:style-name="ce1" table:formula="of:=[.J3]/[.J6] - 1" office:value-type="percentage" office:value="0.861931818181818" calcext:value-type="percentage">
            <text:p>86.19%</text:p>
          </table:table-cell>
          <table:table-cell table:style-name="ce1" table:formula="of:=[.K3]/[.K6] - 1" office:value-type="percentage" office:value="1.36272727272727" calcext:value-type="percentage">
            <text:p>136.27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:.D9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:.D10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:.D11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:.D12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:.D13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:.D14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:.D15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:.D16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:.D17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:.D18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:.D19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:.D20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:.D21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:.D22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:.D23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:.D24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:.D25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:.D26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:.D27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:.D28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:.D29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:.D30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:.D31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:.D32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:.D33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:.D34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:.D35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:.D36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:.D37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:.D38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:.D39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:.D40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:.D41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42:.D42])" office:value-type="float" office:value="1.06091187490157" calcext:value-type="float">
            <text:p>1.06091187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43:.D43])" office:value-type="float" office:value="0.569202779754325" calcext:value-type="float">
            <text:p>0.56920277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:.D4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:.D4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:.D46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:.D4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:.D48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:.D49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:.D5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1:.D5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2:.D52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3:.D5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4:.D54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5:.D55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6:.D56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7:.D5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8:.D58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9:.D59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0:.D6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1:.D6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2:.D62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3:.D6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4:.D6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5:.D6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6:.D66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7:.D6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8:.D68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9:.D69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0:.D7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1:.D7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2:.D72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3:.D7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4:.D7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5:.D7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6:.D76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7:.D7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8:.D78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9:.D79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0:.D8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1:.D8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2:.D82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3:.D8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4:.D8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5:.D8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6:.D86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7:.D87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8:.D8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9:.D89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0:.D9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1:.D9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2:.D9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3:.D9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4:.D9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5:.D9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6:.D96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7:.D9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8:.D98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9:.D9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0:.D100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1:.D101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2:.D102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3:.D10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4:.D10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5:.D10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6:.D10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7:.D10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8:.D10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9:.D10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0:.D11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1:.D11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2:.D11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3:.D11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4:.D11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5:.D11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6:.D11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7:.D11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8:.D11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9:.D11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0:.D120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1:.D121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2:.D12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3:.D12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4:.D12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5:.D12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6:.D126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7:.D127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8:.D12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9:.D12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0:.D13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1:.D13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2:.D13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3:.D133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4:.D13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5:.D13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6:.D13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7:.D13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8:.D13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9:.D139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0:.D140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1:.D14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2:.D14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3:.D14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4:.D14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5:.D14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6:.D14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7:.D14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8:.D14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9:.D14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0:.D15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1:.D151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2:.D15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3:.D15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4:.D15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5:.D15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6:.D156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7:.D15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8:.D15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9:.D15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0:.D160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1:.D16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2:.D16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3:.D16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4:.D16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5:.D165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6:.D16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7:.D16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8:.D16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9:.D16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0:.D17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1:.D17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2:.D17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3:.D17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4:.D17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5:.D17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6:.D17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7:.D17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8:.D17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9:.D17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0:.D18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1:.D18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2:.D18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3:.D18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4:.D184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5:.D18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6:.D18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7:.D18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8:.D18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9:.D18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0:.D19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1:.D19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2:.D19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3:.D193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4:.D19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5:.D19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6:.D19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7:.D197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8:.D19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9:.D19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0:.D20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1:.D201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2:.D20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3:.D20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4:.D20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5:.D20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6:.D20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7:.D20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8:.D20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9:.D20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0:.D21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1:.D21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2:.D21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3:.D21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4:.D214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5:.D21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6:.D21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7:.D21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8:.D21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9:.D21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0:.D220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1:.D22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2:.D22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3:.D22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4:.D22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5:.D22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6:.D22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7:.D22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8:.D22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9:.D22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0:.D23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1:.D231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2:.D23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3:.D23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4:.D234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5:.D23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6:.D236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7:.D237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8:.D23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9:.D239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0:.D24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1:.D24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2:.D24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3:.D243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4:.D24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5:.D24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6:.D24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7:.D24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8:.D24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9:.D24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0:.D25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1:.D25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2:.D25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3:.D25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4:.D25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5:.D25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6:.D25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7:.D25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8:.D25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9:.D25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0:.D26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1:.D26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2:.D26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3:.D26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4:.D26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5:.D26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6:.D26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7:.D26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8:.D26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9:.D26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0:.D27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1:.D27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2:.D27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3:.D27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4:.D27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5:.D27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6:.D27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7:.D27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8:.D27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9:.D27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0:.D28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1:.D28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2:.D28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3:.D28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4:.D28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5:.D28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6:.D28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7:.D28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8:.D28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9:.D28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0:.D29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1:.D29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2:.D29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3:.D29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4:.D29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5:.D29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6:.D29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7:.D29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8:.D29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9:.D29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0:.D30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1:.D30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2:.D30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3:.D30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4:.D30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5:.D30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6:.D30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7:.D30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8:.D30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9:.D30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0:.D31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1:.D31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2:.D31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3:.D31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4:.D31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5:.D31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6:.D31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7:.D31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8:.D31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9:.D31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0:.D32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1:.D32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2:.D32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3:.D32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4:.D32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5:.D32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6:.D32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7:.D32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8:.D32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9:.D32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0:.D33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1:.D33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2:.D33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3:.D33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4:.D33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5:.D33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6:.D33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7:.D33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8:.D33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9:.D33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0:.D34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1:.D34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2:.D34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3:.D34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4:.D34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5:.D34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6:.D34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7:.D34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8:.D34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9:.D34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0:.D35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1:.D35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2:.D35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3:.D35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4:.D354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5:.D355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6:.D35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7:.D35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8:.D35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9:.D35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0:.D36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1:.D36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2:.D36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3:.D36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4:.D36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5:.D36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6:.D36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7:.D36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8:.D36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9:.D36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0:.D37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1:.D37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2:.D37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3:.D37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4:.D37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5:.D37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6:.D37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7:.D37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8:.D37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9:.D37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0:.D38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1:.D38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2:.D38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3:.D38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4:.D38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5:.D38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6:.D38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7:.D38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8:.D38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9:.D38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0:.D39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1:.D39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2:.D39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3:.D39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4:.D394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5:.D39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6:.D39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7:.D39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8:.D39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9:.D39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0:.D40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1:.D40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2:.D40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3:.D40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4:.D40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5:.D40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6:.D40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7:.D40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8:.D40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9:.D40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0:.D410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1:.D41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2:.D41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3:.D41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4:.D41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5:.D41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6:.D41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7:.D41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8:.D418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9:.D41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0:.D42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1:.D421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2:.D42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3:.D42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4:.D42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5:.D42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6:.D42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7:.D42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8:.D42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9:.D42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0:.D43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1:.D43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2:.D43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3:.D43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4:.D43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5:.D43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6:.D43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7:.D43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8:.D43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9:.D43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0:.D440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1:.D441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2:.D44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3:.D44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4:.D44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5:.D44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6:.D44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7:.D44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8:.D44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9:.D44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0:.D45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1:.D45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2:.D45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3:.D45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4:.D45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5:.D45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6:.D45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7:.D45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8:.D45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9:.D45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0:.D46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1:.D46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2:.D46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3:.D46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4:.D464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5:.D46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6:.D46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7:.D46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8:.D468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9:.D46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0:.D47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1:.D47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2:.D47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3:.D47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4:.D47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5:.D47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6:.D47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7:.D47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8:.D47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9:.D47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0:.D48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1:.D48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2:.D48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3:.D48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4:.D48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5:.D48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6:.D48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7:.D48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8:.D48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9:.D48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0:.D49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1:.D49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2:.D49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3:.D49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4:.D49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5:.D495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6:.D49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7:.D49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8:.D49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9:.D49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0:.D500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1:.D50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2:.D50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3:.D50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4:.D50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5:.D50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6:.D50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7:.D50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8:.D50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" calcext:value-type="float">
            <text:p>0</text:p>
          </table:table-cell>
          <table:table-cell table:formula="of:=SUM([.B509:.D509])" office:value-type="float" office:value="-0.279846854751695" calcext:value-type="float">
            <text:p>-0.27984685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" calcext:value-type="float">
            <text:p>0</text:p>
          </table:table-cell>
          <table:table-cell table:formula="of:=SUM([.B510:.D510])" office:value-type="float" office:value="-0.279846854751695" calcext:value-type="float">
            <text:p>-0.27984685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" calcext:value-type="float">
            <text:p>0</text:p>
          </table:table-cell>
          <table:table-cell table:formula="of:=SUM([.B511:.D511])" office:value-type="float" office:value="-0.279846854751695" calcext:value-type="float">
            <text:p>-0.27984685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2:.D512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3:.D513])" office:value-type="float" office:value="-0.608008167966009" calcext:value-type="float">
            <text:p>-0.6080081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4:.D514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5:.D515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6:.D516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7:.D517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8:.D518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9:.D519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0:.D520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1:.D521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2:.D522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3:.D523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4:.D524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5:.D525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6:.D526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7:.D527])" office:value-type="float" office:value="-0.666309073188917" calcext:value-type="float">
            <text:p>-0.66630907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8:.D528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9:.D529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0:.D530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1:.D531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2:.D532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3:.D533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4:.D534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5:.D535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6:.D536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7:.D537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8:.D538])" office:value-type="float" office:value="-0.941795059866523" calcext:value-type="float">
            <text:p>-0.9417950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9:.D539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0:.D540])" office:value-type="float" office:value="-0.941795059866523" calcext:value-type="float">
            <text:p>-0.9417950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1:.D541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2:.D542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3:.D543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4:.D544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5:.D545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6:.D546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7:.D547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8:.D548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9:.D549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0:.D550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1:.D551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2:.D552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3:.D553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4:.D554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5:.D555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6:.D556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7:.D557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8:.D558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9:.D559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0:.D560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1:.D561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2:.D562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3:.D563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4:.D564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5:.D565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6:.D566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3F_nsm.A1:3F_nsm.F56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8T22:59:52.676044379</dc:date>
    <meta:editing-duration>PT1H36M57S</meta:editing-duration>
    <meta:editing-cycles>2</meta:editing-cycles>
    <meta:generator>LibreOffice/5.1.6.2$Linux_X86_64 LibreOffice_project/10m0$Build-2</meta:generator>
    <meta:document-statistic meta:table-count="1" meta:cell-count="3421" meta:object-count="0"/>
  </office:meta>
</office:document-meta>
</file>